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Droid Sans" fo:language="zxx" fo:country="none" fo:font-weight="bold" officeooo:rsid="0019be48" officeooo:paragraph-rsid="0019be48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Droid Sans" fo:language="zxx" fo:country="none" fo:font-weight="bold" officeooo:rsid="001b8290" officeooo:paragraph-rsid="001b8290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Droid Sans" fo:language="zxx" fo:country="none" fo:font-weight="normal" officeooo:rsid="0019be48" officeooo:paragraph-rsid="0019be48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1">
      <style:text-properties style:font-name="Droid Sans" fo:language="zxx" fo:country="none" fo:font-weight="normal" officeooo:rsid="0019be48" officeooo:paragraph-rsid="0019be48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3">
      <style:text-properties style:font-name="Droid Sans" fo:language="zxx" fo:country="none" fo:font-weight="normal" officeooo:rsid="0019be48" officeooo:paragraph-rsid="0019be48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4">
      <style:text-properties style:font-name="Droid Sans" fo:language="zxx" fo:country="none" fo:font-weight="normal" officeooo:rsid="0019be48" officeooo:paragraph-rsid="0019be48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f3" officeooo:paragraph-rsid="001b5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f3" officeooo:paragraph-rsid="001b5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90" officeooo:paragraph-rsid="001b82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290" officeooo:paragraph-rsid="001b82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rones de Diseño (Repaso)</text:p>
      <text:p text:style-name="P1"/>
      <text:p text:style-name="P3">Con la experiencia:</text:p>
      <text:list xml:id="list3109391940" text:style-name="L1">
        <text:list-item>
          <text:p text:style-name="P4">Regularidad.</text:p>
        </text:list-item>
        <text:list-item>
          <text:p text:style-name="P4">Discernible.</text:p>
        </text:list-item>
      </text:list>
      <text:p text:style-name="P3"/>
      <text:p text:style-name="P3">Patrón de diseño:</text:p>
      <text:list xml:id="list1849259724" text:style-name="L3">
        <text:list-item>
          <text:p text:style-name="P5">Es una buena práctica, solución probada.</text:p>
          <text:list>
            <text:list-item>
              <text:p text:style-name="P5">Repositorio de conocimiento.</text:p>
            </text:list-item>
          </text:list>
        </text:list-item>
      </text:list>
      <text:p text:style-name="P3"/>
      <text:p text:style-name="P3">Patrones de Arquitectura:</text:p>
      <text:list xml:id="list3605595374" text:style-name="L4">
        <text:list-item>
          <text:p text:style-name="P6">MVC (Model-View Controller)</text:p>
        </text:list-item>
        <text:list-item>
          <text:p text:style-name="P6">Publish / Subscribe</text:p>
        </text:list-item>
        <text:list-item>
          <text:p text:style-name="P6">SOA</text:p>
        </text:list-item>
      </text:list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FrontEnd</text:p>
          </table:table-cell>
          <table:table-cell table:style-name="Table1.B1" office:value-type="string">
            <text:p text:style-name="P7">BackEnd</text:p>
          </table:table-cell>
        </table:table-row>
        <table:table-row>
          <table:table-cell table:style-name="Table1.A2" office:value-type="string">
            <text:p text:style-name="P8">Vainilla JS/HTML/CSS</text:p>
            <text:p text:style-name="P8">BootStrap →CSS+HTML</text:p>
            <text:p text:style-name="P8">Jquery → Biblioteca HTML</text:p>
            <text:p text:style-name="P8">Angular</text:p>
            <text:p text:style-name="P8">VUE</text:p>
            <text:p text:style-name="P8">React → FB</text:p>
          </table:table-cell>
          <table:table-cell table:style-name="Table1.B2" office:value-type="string">
            <text:p text:style-name="P8">Apache HTTP Server (HTTPD) → Web Server</text:p>
            <text:p text:style-name="P9">Rest API → Application Server</text:p>
            <text:list xml:id="list3833717944" text:style-name="L5">
              <text:list-item>
                <text:p text:style-name="P10">NodeJS</text:p>
              </text:list-item>
              <text:list-item>
                <text:p text:style-name="P10">Java → Liberty/Jboss/Tomcat/…</text:p>
              </text:list-item>
              <text:list-item>
                <text:p text:style-name="P10">.Net → IIS</text:p>
              </text:list-item>
              <text:list-item>
                <text:p text:style-name="P10">PHP → ZendServer</text:p>
              </text:list-item>
              <text:list-item>
                <text:p text:style-name="P10">Ruby → Rails - ?</text:p>
              </text:list-item>
              <text:list-item>
                <text:p text:style-name="P10">Python → Django - ?</text:p>
              </text:list-item>
              <text:list-item>
                <text:p text:style-name="P10">PERL</text:p>
              </text:list-item>
            </text:list>
          </table:table-cell>
        </table:table-row>
      </table:table>
      <text:p text:style-name="P3"/>
      <text:p text:style-name="P2">TCP/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09-04T19:08:03.170814162</meta:creation-date>
    <dc:date>2019-09-04T22:29:53.658600064</dc:date>
    <dc:creator>Marlon Vega</dc:creator>
    <meta:editing-duration>PT2H31M9S</meta:editing-duration>
    <meta:editing-cycles>1</meta:editing-cycles>
    <meta:document-statistic meta:table-count="1" meta:image-count="0" meta:object-count="0" meta:page-count="1" meta:paragraph-count="29" meta:word-count="94" meta:character-count="515" meta:non-whitespace-character-count="464"/>
    <meta:generator>LibreOffice/6.1.6.3$Linux_X86_64 LibreOffice_project/10$Build-3</meta:generator>
  </office:meta>
</office:document-meta>
</file>